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BeanJXPathBinding.InsertBeanJXPathBinding( JXPathBindingBuilderBase . CommonAttributes commonAtts , String className , String ad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ertBean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ertBeanJXPathBinding.doSave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sertBeanJXPathBinding.getAdd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ertBeanJXPathBinding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ertBean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